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bceb" officeooo:paragraph-rsid="001fbceb" fo:background-color="#ff950e"/>
    </style:style>
    <style:style style:name="P2" style:family="paragraph" style:parent-style-name="Standard">
      <style:text-properties officeooo:rsid="001fbceb" officeooo:paragraph-rsid="001fbceb" fo:background-color="#579d1c"/>
    </style:style>
    <style:style style:name="P3" style:family="paragraph" style:parent-style-name="Standard">
      <style:text-properties officeooo:rsid="002135ac" officeooo:paragraph-rsid="002135ac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lk about Jewish representation in fiction – why it’s important. </text:p>
      <text:p text:style-name="P2">Can quote positive reactions to representation from other cultures.</text:p>
      <text:p text:style-name="P2">Reference Jacob Geller talking about how little jewish representation there are in games, talk about specific representation in fiction that is present. </text:p>
      <text:p text:style-name="P1">Talk about stereotyped representation, how prevalent it is in the little rep we get. </text:p>
      <text:p text:style-name="P1">Talk about shifting jewish identity, splintered jewish identity – how diversity of representation is important. </text:p>
      <text:p text:style-name="P2">Erasure of jewish roots of comics as a medium. Superman, other heroes by Jack Kirby @ other jews to embody jewish stories. </text:p>
      <text:p text:style-name="P3">Why is this bad? What effect does it have? Compare to black erasure from rock and roll and blues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5T00:05:35.843000000</meta:creation-date>
    <dc:date>2024-10-05T00:18:24.771000000</dc:date>
    <meta:editing-duration>PT12M49S</meta:editing-duration>
    <meta:editing-cycles>2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7" meta:word-count="109" meta:character-count="704" meta:non-whitespace-character-count="594"/>
  </office:meta>
</office:document-meta>
</file>